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538d" officeooo:paragraph-rsid="000653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 Adapter… Tema 5</text:p>
      <text:p text:style-name="P1"/>
      <text:p text:style-name="P1">Crear BBDD….Tema7</text:p>
      <text:p text:style-name="P1">insertar datos en bbdd</text:p>
      <text:p text:style-name="P1">sacar datos de una bbdd y almacenarlos en un arrayList</text:p>
      <text:p text:style-name="P1">añadir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21:51:01.850000000</meta:creation-date>
    <dc:date>2025-02-16T23:02:32.557000000</dc:date>
    <meta:editing-duration>PT1H1M18S</meta:editing-duration>
    <meta:editing-cycles>1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5" meta:word-count="21" meta:character-count="121" meta:non-whitespace-character-count="104"/>
  </office:meta>
</office:document-meta>
</file>